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text-properties officeooo:paragraph-rsid="000d8983"/>
    </style:style>
    <style:style style:name="P2" style:family="paragraph" style:parent-style-name="Standard" style:list-style-name="L1">
      <style:text-properties officeooo:paragraph-rsid="000d8983"/>
    </style:style>
    <style:style style:name="P3" style:family="paragraph" style:parent-style-name="Standard" style:list-style-name="L2">
      <style:text-properties officeooo:paragraph-rsid="000d8983"/>
    </style:style>
    <style:style style:name="P4" style:family="paragraph" style:parent-style-name="Standard" style:list-style-name="L3">
      <style:text-properties officeooo:paragraph-rsid="000d8983"/>
    </style:style>
    <style:style style:name="P5" style:family="paragraph" style:parent-style-name="Standard" style:list-style-name="L4">
      <style:text-properties officeooo:rsid="000d8983" officeooo:paragraph-rsid="000d8983"/>
    </style:style>
    <style:style style:name="P6" style:family="paragraph" style:parent-style-name="Standard" style:list-style-name="L4">
      <style:text-properties officeooo:rsid="000d8983" officeooo:paragraph-rsid="00141223"/>
    </style:style>
    <style:style style:name="P7" style:family="paragraph" style:parent-style-name="Standard">
      <style:text-properties officeooo:rsid="000d8983" officeooo:paragraph-rsid="000d8983"/>
    </style:style>
    <style:style style:name="P8" style:family="paragraph" style:parent-style-name="Standard" style:list-style-name="L5">
      <style:text-properties officeooo:paragraph-rsid="000e6ebe"/>
    </style:style>
    <style:style style:name="P9" style:family="paragraph" style:parent-style-name="Standard">
      <style:text-properties officeooo:paragraph-rsid="000e6ebe"/>
    </style:style>
    <style:style style:name="P10" style:family="paragraph" style:parent-style-name="Standard" style:list-style-name="L7">
      <style:text-properties officeooo:paragraph-rsid="000e6ebe"/>
    </style:style>
    <style:style style:name="P11" style:family="paragraph" style:parent-style-name="Standard" style:list-style-name="L7">
      <style:text-properties officeooo:paragraph-rsid="000fd514"/>
    </style:style>
    <style:style style:name="P12" style:family="paragraph" style:parent-style-name="Standard" style:list-style-name="L7">
      <style:text-properties officeooo:paragraph-rsid="001a05f6"/>
    </style:style>
    <style:style style:name="P13" style:family="paragraph" style:parent-style-name="Standard">
      <style:text-properties officeooo:paragraph-rsid="000fd514"/>
    </style:style>
    <style:style style:name="P14" style:family="paragraph" style:parent-style-name="Standard">
      <style:text-properties officeooo:rsid="000fd514" officeooo:paragraph-rsid="000fd514"/>
    </style:style>
    <style:style style:name="P15" style:family="paragraph" style:parent-style-name="Standard" style:list-style-name="L8">
      <style:text-properties officeooo:rsid="000fd514" officeooo:paragraph-rsid="000fd514"/>
    </style:style>
    <style:style style:name="P16" style:family="paragraph" style:parent-style-name="Standard" style:list-style-name="L8">
      <style:text-properties officeooo:rsid="000fd514" officeooo:paragraph-rsid="001ba60b"/>
    </style:style>
    <style:style style:name="P17" style:family="paragraph" style:parent-style-name="Standard" style:list-style-name="L9">
      <style:text-properties officeooo:rsid="000fd514" officeooo:paragraph-rsid="000fd514"/>
    </style:style>
    <style:style style:name="P18" style:family="paragraph" style:parent-style-name="Standard" style:list-style-name="L9">
      <style:text-properties officeooo:rsid="000fd514" officeooo:paragraph-rsid="001c8e16"/>
    </style:style>
    <style:style style:name="P19" style:family="paragraph" style:parent-style-name="Standard">
      <style:text-properties officeooo:rsid="0011ceaa" officeooo:paragraph-rsid="0011ceaa"/>
    </style:style>
    <style:style style:name="P20" style:family="paragraph" style:parent-style-name="Standard" style:list-style-name="L10">
      <style:text-properties officeooo:rsid="0011ceaa" officeooo:paragraph-rsid="0011ceaa"/>
    </style:style>
    <style:style style:name="P21" style:family="paragraph" style:parent-style-name="Standard" style:list-style-name="L5">
      <style:text-properties officeooo:rsid="001306c2" officeooo:paragraph-rsid="001306c2"/>
    </style:style>
    <style:style style:name="P22" style:family="paragraph" style:parent-style-name="Standard" style:list-style-name="L4">
      <style:text-properties officeooo:rsid="001306c2" officeooo:paragraph-rsid="00141223"/>
    </style:style>
    <style:style style:name="P23" style:family="paragraph" style:parent-style-name="Standard" style:list-style-name="L7">
      <style:text-properties officeooo:rsid="0016886c" officeooo:paragraph-rsid="0016886c"/>
    </style:style>
    <style:style style:name="P24" style:family="paragraph" style:parent-style-name="Standard">
      <style:text-properties fo:font-weight="normal" officeooo:rsid="000d8983" officeooo:paragraph-rsid="000d8983" style:font-weight-asian="normal" style:font-weight-complex="normal"/>
    </style:style>
    <style:style style:name="P25" style:family="paragraph" style:parent-style-name="Standard">
      <style:text-properties officeooo:rsid="00173ca7" officeooo:paragraph-rsid="00173ca7"/>
    </style:style>
    <style:style style:name="P26" style:family="paragraph" style:parent-style-name="Standard">
      <style:text-properties fo:font-size="12pt" fo:font-weight="normal" officeooo:paragraph-rsid="000d8983" style:font-size-asian="12pt" style:font-weight-asian="normal" style:font-size-complex="12pt" style:font-weight-complex="normal"/>
    </style:style>
    <style:style style:name="P27" style:family="paragraph" style:parent-style-name="Standard" style:list-style-name="L10">
      <style:text-properties officeooo:rsid="001829cc" officeooo:paragraph-rsid="001829cc"/>
    </style:style>
    <style:style style:name="P28" style:family="paragraph" style:parent-style-name="Standard" style:list-style-name="L10">
      <style:text-properties officeooo:rsid="001829cc" officeooo:paragraph-rsid="001c8e16"/>
    </style:style>
    <style:style style:name="P29" style:family="paragraph" style:parent-style-name="Standard" style:list-style-name="L7">
      <style:text-properties officeooo:rsid="001a05f6" officeooo:paragraph-rsid="001a05f6"/>
    </style:style>
    <style:style style:name="T1" style:family="text">
      <style:text-properties officeooo:rsid="000d8983"/>
    </style:style>
    <style:style style:name="T2" style:family="text">
      <style:text-properties officeooo:rsid="000e6ebe"/>
    </style:style>
    <style:style style:name="T3" style:family="text">
      <style:text-properties officeooo:rsid="0011ceaa"/>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a05f6"/>
    </style:style>
    <style:style style:name="T6" style:family="text">
      <style:text-properties style:text-underline-style="solid" style:text-underline-width="auto" style:text-underline-color="font-color" officeooo:rsid="001ba60b"/>
    </style:style>
    <style:style style:name="T7" style:family="text">
      <style:text-properties style:text-underline-style="solid" style:text-underline-width="auto" style:text-underline-color="font-color" officeooo:rsid="001c8e16"/>
    </style:style>
    <style:style style:name="T8" style:family="text">
      <style:text-properties style:text-underline-style="solid" style:text-underline-width="auto" style:text-underline-color="font-color" officeooo:rsid="000fd514"/>
    </style:style>
    <style:style style:name="T9" style:family="text">
      <style:text-properties style:text-underline-style="solid" style:text-underline-width="auto" style:text-underline-color="font-color" officeooo:rsid="001e3ffb"/>
    </style:style>
    <style:style style:name="T10" style:family="text">
      <style:text-properties officeooo:rsid="00141223"/>
    </style:style>
    <style:style style:name="T11" style:family="text">
      <style:text-properties officeooo:rsid="0014888b"/>
    </style:style>
    <style:style style:name="T12" style:family="text">
      <style:text-properties officeooo:rsid="001829cc"/>
    </style:style>
    <style:style style:name="T13" style:family="text">
      <style:text-properties officeooo:rsid="001a05f6"/>
    </style:style>
    <style:style style:name="T14" style:family="text">
      <style:text-properties officeooo:rsid="001ba60b"/>
    </style:style>
    <style:style style:name="T15" style:family="text">
      <style:text-properties style:text-underline-style="none" officeooo:rsid="001ba60b"/>
    </style:style>
    <style:style style:name="T16" style:family="text">
      <style:text-properties style:text-underline-style="none" officeooo:rsid="001c8e16"/>
    </style:style>
    <style:style style:name="T17" style:family="text">
      <style:text-properties officeooo:rsid="001c8e1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READ ME</text:p>
      <text:p text:style-name="P25">バージョンはpython 2.7.15</text:p>
      <text:p text:style-name="P1"/>
      <text:p text:style-name="P1"/>
      <text:p text:style-name="P1"/>
      <text:p text:style-name="P26">gibbs_resul<text:span text:style-name="T1">t</text:span></text:p>
      <text:list xml:id="list2269205446" text:style-name="L1">
        <text:list-item>
          <text:p text:style-name="P2">ギブスサンプリングの結果が入っている</text:p>
        </text:list-item>
      </text:list>
      <text:p text:style-name="P7"/>
      <text:p text:style-name="P1">lib</text:p>
      <text:list xml:id="list1492763993" text:style-name="L2">
        <text:list-item>
          <text:p text:style-name="P3">特徴をBag-0f-Feature <text:span text:style-name="T3">(BoF)</text:span>に変換するファイルやStick Breaking Process <text:span text:style-name="T3">(SBP)</text:span>を行うファイルが入っている</text:p>
        </text:list-item>
      </text:list>
      <text:p text:style-name="P1"/>
      <text:p text:style-name="P1">parameter</text:p>
      <text:list xml:id="list2050187747" text:style-name="L3">
        <text:list-item>
          <text:p text:style-name="P4">ハイパーパラメータなどが入っている</text:p>
        </text:list-item>
      </text:list>
      <text:p text:style-name="P1"/>
      <text:p text:style-name="P1"/>
      <text:p text:style-name="Standard">gibbs_spcoa.py</text:p>
      <text:list xml:id="list2462080883" text:style-name="L4">
        <text:list-item>
          <text:p text:style-name="P5">SpCoAのパラメータを推定する</text:p>
        </text:list-item>
        <text:list-item>
          <text:p text:style-name="P5">実行コマンド</text:p>
          <text:list>
            <text:list-item>
              <text:p text:style-name="P22">python gibbs_<text:span text:style-name="T10">s</text:span>pco<text:span text:style-name="T10">a</text:span>.py <text:span text:style-name="T10">　</text:span><text:span text:style-name="T4">読み込むデータセットのパスが書かれているファイルまでのパス</text:span> <text:span text:style-name="T10">　</text:span><text:span text:style-name="T4">転移する環境数</text:span></text:p>
            </text:list-item>
          </text:list>
        </text:list-item>
        <text:list-item>
          <text:p text:style-name="P5">実行例</text:p>
          <text:list>
            <text:list-item>
              <text:p text:style-name="P6">python gibbs_spco<text:span text:style-name="T10">a</text:span>.py ../gibbs_dataset/dataset_path_txt/transfer_similar/path_num<text:span text:style-name="T10">0</text:span>_D.txt <text:span text:style-name="T10">0</text:span></text:p>
            </text:list-item>
          </text:list>
        </text:list-item>
      </text:list>
      <text:p text:style-name="P7"/>
      <text:p text:style-name="P7"/>
      <text:p text:style-name="P24">gibbs_transfer_spco.<text:span text:style-name="T2">py</text:span></text:p>
      <text:list xml:id="list2706853147" text:style-name="L5">
        <text:list-item>
          <text:p text:style-name="P8"><text:span text:style-name="T1">場所概念転移学習モデルを推定する</text:span></text:p>
        </text:list-item>
        <text:list-item>
          <text:p text:style-name="P21">実行コマンド</text:p>
          <text:list>
            <text:list-item>
              <text:p text:style-name="P21">python gibbs_transfer_spco.py <text:span text:style-name="T10">　</text:span><text:span text:style-name="T4">読み込むデータセットのパスが書かれているファイルまでのパス</text:span> <text:span text:style-name="T10">　</text:span><text:span text:style-name="T4">転移する環境数</text:span></text:p>
            </text:list-item>
          </text:list>
        </text:list-item>
        <text:list-item>
          <text:p text:style-name="P8">実行例</text:p>
          <text:list>
            <text:list-item>
              <text:p text:style-name="P8">python gibbs_transfer_spco.py ../gibbs_dataset/dataset_path_txt/transfer_similar/path_num2_D.txt 2</text:p>
            </text:list-item>
          </text:list>
        </text:list-item>
      </text:list>
      <text:p text:style-name="P9"/>
      <text:p text:style-name="P9"/>
      <text:p text:style-name="P9"><text:span text:style-name="T1">mutual_infomation.py</text:span></text:p>
      <text:list xml:id="list205549209" text:style-name="L7">
        <text:list-item>
          <text:p text:style-name="P10"><text:span text:style-name="T2">相互情報量を計算する</text:span></text:p>
          <text:list>
            <text:list-item>
              <text:p text:style-name="P10"><text:span text:style-name="T2">ここで、場所概念のインデックス C_t と名前 n_tとのむすびつきの強さを計算</text:span></text:p>
            </text:list-item>
            <text:list-item>
              <text:p text:style-name="P11"><text:span text:style-name="T2">あらゆる場所で使われている名前では相互情報量の値は小さくなり、ある一定の場所のみで使われている名前であれば相互情報量の値は大きくなる</text:span></text:p>
            </text:list-item>
            <text:list-item>
              <text:p text:style-name="P23">これを後に、名前予測で出てきた確率に掛け合わせる</text:p>
            </text:list-item>
          </text:list>
        </text:list-item>
        <text:list-item>
          <text:p text:style-name="P29">実行コマンド</text:p>
          <text:list>
            <text:list-item>
              <text:p text:style-name="P12">python mutual_information.p<text:span text:style-name="T13">y　</text:span><text:span text:style-name="T4">推定されたパラメータが保存してあるフォルダまでのパス</text:span><text:span text:style-name="T13">　</text:span><text:span text:style-name="T5">転移する環境数</text:span></text:p>
            </text:list-item>
          </text:list>
        </text:list-item>
        <text:list-item>
          <text:p text:style-name="P11"><text:span text:style-name="T2">実行例</text:span></text:p>
          <text:list>
            <text:list-item>
              <text:p text:style-name="P11"><text:s/>python mutual_information.py<text:span text:style-name="T14">　</text:span> ../gibbs_dataset/dataset_path_txt/transfer_similar/mutual_path_<text:span text:style-name="T11">2</text:span>.txt <text:span text:style-name="T11">2</text:span></text:p>
            </text:list-item>
          </text:list>
        </text:list-item>
      </text:list>
      <text:p text:style-name="P13"/>
      <text:p text:style-name="P13"><text:soft-page-break/></text:p>
      <text:p text:style-name="P14">name_estimate_for_spco.py</text:p>
      <text:list xml:id="list1695603918" text:style-name="L8">
        <text:list-item>
          <text:p text:style-name="P15">位置（と画像）から名前を予測する</text:p>
        </text:list-item>
        <text:list-item>
          <text:p text:style-name="P15">実行コマンド</text:p>
          <text:list>
            <text:list-item>
              <text:p text:style-name="P16">python name_estimate_for_spco.p<text:span text:style-name="T14">y　</text:span><text:span text:style-name="T4">テスト（新規）環境で推定されたパラメータが保存してあるフォルダ </text:span><text:span text:style-name="T15">　</text:span><text:span text:style-name="T6">テスト（新規）環境のデータセットが保存してあるフォルダまでのパスが書かれているファイル</text:span><text:span text:style-name="T15">　</text:span><text:span text:style-name="T6">転移する環境数</text:span></text:p>
            </text:list-item>
          </text:list>
        </text:list-item>
        <text:list-item>
          <text:p text:style-name="P15">実行例</text:p>
          <text:list>
            <text:list-item>
              <text:p text:style-name="P15">python name_estimate_for_spco.py gibbs_result/similar_result/<text:span text:style-name="T12">env_num_2</text:span> ../gibbs_dataset/dataset_path_txt/transfer_similar/path_num0_<text:span text:style-name="T12">D</text:span>.txt 0</text:p>
            </text:list-item>
          </text:list>
        </text:list-item>
      </text:list>
      <text:p text:style-name="P14"/>
      <text:p text:style-name="P14"/>
      <text:p text:style-name="P14">name_evaluate_kappa_statistic.py</text:p>
      <text:list xml:id="list3376642434" text:style-name="L9">
        <text:list-item>
          <text:p text:style-name="P17">予測した名前の評価をするソースコード</text:p>
          <text:list>
            <text:list-item>
              <text:p text:style-name="P17">予測した名前と正解ラベルの名前との一致度をカッパ係数で評価する</text:p>
            </text:list-item>
          </text:list>
        </text:list-item>
        <text:list-item>
          <text:p text:style-name="P17">実行コマンド</text:p>
          <text:list>
            <text:list-item>
              <text:p text:style-name="P18">python name_evaluate_kappa_statistic.py<text:span text:style-name="T17">　</text:span><text:span text:style-name="T7">テ</text:span><text:span text:style-name="T4">スト（新規）環境で推定されたパラメータが保存してあるフォルダ</text:span><text:span text:style-name="T16">　</text:span><text:span text:style-name="T7">転移する環境数</text:span><text:span text:style-name="T16">　</text:span><text:span text:style-name="T7">テスト（新規）環境のデータセットが保存してあるフォルダ</text:span></text:p>
            </text:list-item>
          </text:list>
        </text:list-item>
        <text:list-item>
          <text:p text:style-name="P17">実行例</text:p>
          <text:list>
            <text:list-item>
              <text:p text:style-name="P17">python name_evaluate_kappa_statistic.py gibbs_result/similar_result/<text:span text:style-name="T13">env_num_2 2</text:span> ../gibbs_dataset/similar/dataset_<text:span text:style-name="T13">D</text:span>/<text:span text:style-name="T13">3LDK_9</text:span></text:p>
            </text:list-item>
          </text:list>
        </text:list-item>
      </text:list>
      <text:p text:style-name="P14"/>
      <text:p text:style-name="P14"/>
      <text:p text:style-name="P19">position_evaluate_and_evaluate_*.py</text:p>
      <text:list xml:id="list763899113" text:style-name="L10">
        <text:list-item>
          <text:p text:style-name="P20">名前から位置を予測して評価をするソースコード</text:p>
          <text:list>
            <text:list-item>
              <text:p text:style-name="P20">予測した位置と正解ラベルの位置をユークリッド距離で評価する</text:p>
            </text:list-item>
          </text:list>
        </text:list-item>
        <text:list-item>
          <text:p text:style-name="P20">*はテスト（新規）環境によって変える</text:p>
        </text:list-item>
        <text:list-item>
          <text:p text:style-name="P20">実行コマンド</text:p>
          <text:list>
            <text:list-item>
              <text:p text:style-name="P28">python position_estimate_and_evaluate_3LDK.py <text:span text:style-name="T8">テスト（新規）環境で推定されたパラメータが保存してあるフォルダ</text:span><text:span text:style-name="T16">　</text:span>転移する環境数</text:p>
            </text:list-item>
          </text:list>
        </text:list-item>
        <text:list-item>
          <text:p text:style-name="P27">実行例</text:p>
          <text:list>
            <text:list-item>
              <text:p text:style-name="P27">python position_estimate_and_evaluate_3LDK.py gibbs_result/similar_result/env_num_2 2</text:p>
              <text:p text:style-name="P27"/>
            </text:list-item>
          </text:list>
          <text:p text:style-name="P20"/>
        </text:list-item>
      </text:list>
      <text:p text:style-name="P19"/>
      <text:list xml:id="list102939009510221" text:continue-list="list3376642434" text:style-name="L9">
        <text:list-item>
          <text:list>
            <text:list-header>
              <text:p text:style-name="P17"/>
            </text:list-header>
          </text:list>
        </text:list-item>
      </text:list>
      <text:p text:style-name="P13"/>
      <text:list xml:id="list102938420567226" text:continue-list="list205549209" text:style-name="L7">
        <text:list-header>
          <text:p text:style-name="P11"/>
        </text:list-header>
      </text:list>
      <text:p text:style-name="P13"><text:span text:style-name="T2"><text:line-break/></text:span></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JP Regular" style:font-size-asian="10.5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7T07:19:41.991751509</meta:creation-date>
    <dc:date>2019-06-27T10:29:36.906737329</dc:date>
    <meta:editing-duration>PT1H6M16S</meta:editing-duration>
    <meta:editing-cycles>3</meta:editing-cycles>
    <meta:generator>LibreOffice/6.0.7.3$Linux_X86_64 LibreOffice_project/00m0$Build-3</meta:generator>
    <meta:document-statistic meta:table-count="0" meta:image-count="0" meta:object-count="0" meta:page-count="2" meta:paragraph-count="55" meta:word-count="805" meta:character-count="1847" meta:non-whitespace-character-count="1790"/>
  </office:meta>
</office:document-meta>
</file>